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103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cmpl2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party_id</text:p>
          </table:table-cell>
          <table:table-cell table:style-name="Default" office:value-type="string" calcext:value-type="string">
            <text:p>date_created</text:p>
          </table:table-cell>
          <table:table-cell office:value-type="string" calcext:value-type="string">
            <text:p>source_complaint_id</text:p>
          </table:table-cell>
          <table:table-cell table:style-name="Default" office:value-type="string" calcext:value-type="string">
            <text:p>Comment_tx</text:p>
          </table:table-cell>
        </table:table-row>
        <table:table-row table:style-name="ro1">
          <table:table-cell office:value-type="float" office:value="628458" calcext:value-type="float">
            <text:p>628458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325298" calcext:value-type="float">
            <text:p>325298</text:p>
          </table:table-cell>
          <table:table-cell table:formula="of:=CONCATENATE(&quot;Q1&quot;; &quot;The customer &quot;; &quot;£&quot;; FIXED(ROUND([calc.C2]); 0); &quot; and then.Q2did this&quot;)" office:value-type="string" office:string-value="Q1The customer £1,000 and then.Q2did this" calcext:value-type="string">
            <text:p>Q1The customer £1,000 and then.Q2did this</text:p>
          </table:table-cell>
        </table:table-row>
        <table:table-row table:style-name="ro1">
          <table:table-cell office:value-type="float" office:value="692728" calcext:value-type="float">
            <text:p>692728</text:p>
          </table:table-cell>
          <table:table-cell table:formula="of:=[.B2]+1" office:value-type="date" office:date-value="2016-01-02" calcext:value-type="date">
            <text:p>02/01/16</text:p>
          </table:table-cell>
          <table:table-cell office:value-type="float" office:value="922535" calcext:value-type="float">
            <text:p>922535</text:p>
          </table:table-cell>
          <table:table-cell table:formula="of:=CONCATENATE(&quot;Q1&quot;; &quot;The customer &quot;; &quot;£&quot;; FIXED(ROUND([calc.C3]); 0); &quot; and then.Q2did this&quot;)" office:value-type="string" office:string-value="Q1The customer £425 and then.Q2did this" calcext:value-type="string">
            <text:p>Q1The customer £425 and then.Q2did this</text:p>
          </table:table-cell>
        </table:table-row>
        <table:table-row table:style-name="ro1">
          <table:table-cell office:value-type="float" office:value="803935" calcext:value-type="float">
            <text:p>803935</text:p>
          </table:table-cell>
          <table:table-cell table:formula="of:=[.B3]+1" office:value-type="date" office:date-value="2016-01-03" calcext:value-type="date">
            <text:p>03/01/16</text:p>
          </table:table-cell>
          <table:table-cell office:value-type="float" office:value="329008" calcext:value-type="float">
            <text:p>329008</text:p>
          </table:table-cell>
          <table:table-cell table:formula="of:=CONCATENATE(&quot;Q1&quot;; &quot;The customer &quot;; &quot;£&quot;; FIXED(ROUND([calc.C4]); 0); &quot; and then.Q2did this&quot;)" office:value-type="string" office:string-value="Q1The customer £6 and then.Q2did this" calcext:value-type="string">
            <text:p>Q1The customer £6 and then.Q2did this</text:p>
          </table:table-cell>
        </table:table-row>
        <table:table-row table:style-name="ro1">
          <table:table-cell office:value-type="float" office:value="484898" calcext:value-type="float">
            <text:p>484898</text:p>
          </table:table-cell>
          <table:table-cell table:formula="of:=[.B4]+1" office:value-type="date" office:date-value="2016-01-04" calcext:value-type="date">
            <text:p>04/01/16</text:p>
          </table:table-cell>
          <table:table-cell office:value-type="float" office:value="706747" calcext:value-type="float">
            <text:p>706747</text:p>
          </table:table-cell>
          <table:table-cell table:formula="of:=CONCATENATE(&quot;Q1&quot;; &quot;The customer &quot;; &quot;£&quot;; FIXED(ROUND([calc.C5]); 0); &quot; and then.Q2did this&quot;)" office:value-type="string" office:string-value="Q1The customer £493 and then.Q2did this" calcext:value-type="string">
            <text:p>Q1The customer £493 and then.Q2did this</text:p>
          </table:table-cell>
        </table:table-row>
        <table:table-row table:style-name="ro1">
          <table:table-cell office:value-type="float" office:value="892248" calcext:value-type="float">
            <text:p>892248</text:p>
          </table:table-cell>
          <table:table-cell table:formula="of:=[.B5]+1" office:value-type="date" office:date-value="2016-01-05" calcext:value-type="date">
            <text:p>05/01/16</text:p>
          </table:table-cell>
          <table:table-cell office:value-type="float" office:value="63476" calcext:value-type="float">
            <text:p>63476</text:p>
          </table:table-cell>
          <table:table-cell table:formula="of:=CONCATENATE(&quot;Q1&quot;; &quot;The customer &quot;; &quot;£&quot;; FIXED(ROUND([calc.C6]); 0); &quot; and then.Q2did this&quot;)" office:value-type="string" office:string-value="Q1The customer £12 and then.Q2did this" calcext:value-type="string">
            <text:p>Q1The customer £12 and then.Q2did this</text:p>
          </table:table-cell>
        </table:table-row>
        <table:table-row table:style-name="ro1">
          <table:table-cell office:value-type="float" office:value="355248" calcext:value-type="float">
            <text:p>355248</text:p>
          </table:table-cell>
          <table:table-cell table:formula="of:=[.B6]+1" office:value-type="date" office:date-value="2016-01-06" calcext:value-type="date">
            <text:p>06/01/16</text:p>
          </table:table-cell>
          <table:table-cell office:value-type="float" office:value="782436" calcext:value-type="float">
            <text:p>782436</text:p>
          </table:table-cell>
          <table:table-cell table:formula="of:=CONCATENATE(&quot;Q1&quot;; &quot;The customer &quot;; &quot;£&quot;; FIXED(ROUND([calc.C7]); 0); &quot; and then.Q2did this&quot;)" office:value-type="string" office:string-value="Q1The customer £414 and then.Q2did this" calcext:value-type="string">
            <text:p>Q1The customer £414 and then.Q2did this</text:p>
          </table:table-cell>
        </table:table-row>
        <table:table-row table:style-name="ro1">
          <table:table-cell office:value-type="float" office:value="607512" calcext:value-type="float">
            <text:p>607512</text:p>
          </table:table-cell>
          <table:table-cell table:formula="of:=[.B7]+1" office:value-type="date" office:date-value="2016-01-07" calcext:value-type="date">
            <text:p>07/01/16</text:p>
          </table:table-cell>
          <table:table-cell office:value-type="float" office:value="952431" calcext:value-type="float">
            <text:p>952431</text:p>
          </table:table-cell>
          <table:table-cell table:formula="of:=CONCATENATE(&quot;Q1&quot;; &quot;The customer &quot;; &quot;£&quot;; FIXED(ROUND([calc.C8]); 0); &quot; and then.Q2did this&quot;)" office:value-type="string" office:string-value="Q1The customer £308 and then.Q2did this" calcext:value-type="string">
            <text:p>Q1The customer £308 and then.Q2did this</text:p>
          </table:table-cell>
        </table:table-row>
        <table:table-row table:style-name="ro1">
          <table:table-cell office:value-type="float" office:value="942036" calcext:value-type="float">
            <text:p>942036</text:p>
          </table:table-cell>
          <table:table-cell table:formula="of:=[.B8]+1" office:value-type="date" office:date-value="2016-01-08" calcext:value-type="date">
            <text:p>08/01/16</text:p>
          </table:table-cell>
          <table:table-cell office:value-type="float" office:value="643368" calcext:value-type="float">
            <text:p>643368</text:p>
          </table:table-cell>
          <table:table-cell table:formula="of:=CONCATENATE(&quot;Q1&quot;; &quot;The customer &quot;; &quot;£&quot;; FIXED(ROUND([calc.C9]); 0); &quot; and then.Q2did this&quot;)" office:value-type="string" office:string-value="Q1The customer £30 and then.Q2did this" calcext:value-type="string">
            <text:p>Q1The customer £30 and then.Q2did this</text:p>
          </table:table-cell>
        </table:table-row>
        <table:table-row table:style-name="ro1">
          <table:table-cell office:value-type="float" office:value="49049" calcext:value-type="float">
            <text:p>49049</text:p>
          </table:table-cell>
          <table:table-cell table:formula="of:=[.B9]+1" office:value-type="date" office:date-value="2016-01-09" calcext:value-type="date">
            <text:p>09/01/16</text:p>
          </table:table-cell>
          <table:table-cell office:value-type="float" office:value="806099" calcext:value-type="float">
            <text:p>806099</text:p>
          </table:table-cell>
          <table:table-cell table:formula="of:=CONCATENATE(&quot;Q1&quot;; &quot;The customer &quot;; &quot;£&quot;; FIXED(ROUND([calc.C10]); 0); &quot; and then.Q2did this&quot;)" office:value-type="string" office:string-value="Q1The customer £316 and then.Q2did this" calcext:value-type="string">
            <text:p>Q1The customer £316 and then.Q2did this</text:p>
          </table:table-cell>
        </table:table-row>
        <table:table-row table:style-name="ro1">
          <table:table-cell office:value-type="float" office:value="192991" calcext:value-type="float">
            <text:p>192991</text:p>
          </table:table-cell>
          <table:table-cell table:formula="of:=[.B10]+1" office:value-type="date" office:date-value="2016-01-10" calcext:value-type="date">
            <text:p>10/01/16</text:p>
          </table:table-cell>
          <table:table-cell office:value-type="float" office:value="553727" calcext:value-type="float">
            <text:p>553727</text:p>
          </table:table-cell>
          <table:table-cell table:formula="of:=CONCATENATE(&quot;Q1&quot;; &quot;The customer &quot;; &quot;£&quot;; FIXED(ROUND([calc.C11]); 0); &quot; and then.Q2did this&quot;)" office:value-type="string" office:string-value="Q1The customer £584 and then.Q2did this" calcext:value-type="string">
            <text:p>Q1The customer £584 and then.Q2did this</text:p>
          </table:table-cell>
        </table:table-row>
        <table:table-row table:style-name="ro1">
          <table:table-cell office:value-type="float" office:value="869185" calcext:value-type="float">
            <text:p>869185</text:p>
          </table:table-cell>
          <table:table-cell table:formula="of:=[.B11]+1" office:value-type="date" office:date-value="2016-01-11" calcext:value-type="date">
            <text:p>11/01/16</text:p>
          </table:table-cell>
          <table:table-cell office:value-type="float" office:value="589494" calcext:value-type="float">
            <text:p>589494</text:p>
          </table:table-cell>
          <table:table-cell table:formula="of:=CONCATENATE(&quot;Q1&quot;; &quot;The customer &quot;; &quot;£&quot;; FIXED(ROUND([calc.C12]); 0); &quot; and then.Q2did this&quot;)" office:value-type="string" office:string-value="Q1The customer £407 and then.Q2did this" calcext:value-type="string">
            <text:p>Q1The customer £407 and then.Q2did this</text:p>
          </table:table-cell>
        </table:table-row>
        <table:table-row table:style-name="ro1">
          <table:table-cell office:value-type="float" office:value="357570" calcext:value-type="float">
            <text:p>357570</text:p>
          </table:table-cell>
          <table:table-cell table:formula="of:=[.B12]+1" office:value-type="date" office:date-value="2016-01-12" calcext:value-type="date">
            <text:p>12/01/16</text:p>
          </table:table-cell>
          <table:table-cell office:value-type="float" office:value="620355" calcext:value-type="float">
            <text:p>620355</text:p>
          </table:table-cell>
          <table:table-cell table:formula="of:=CONCATENATE(&quot;Q1&quot;; &quot;The customer &quot;; &quot;£&quot;; FIXED(ROUND([calc.C13]); 0); &quot; and then.Q2did this&quot;)" office:value-type="string" office:string-value="Q1The customer £570 and then.Q2did this" calcext:value-type="string">
            <text:p>Q1The customer £570 and then.Q2did this</text:p>
          </table:table-cell>
        </table:table-row>
        <table:table-row table:style-name="ro1">
          <table:table-cell office:value-type="float" office:value="15890" calcext:value-type="float">
            <text:p>15890</text:p>
          </table:table-cell>
          <table:table-cell table:formula="of:=[.B13]+1" office:value-type="date" office:date-value="2016-01-13" calcext:value-type="date">
            <text:p>13/01/16</text:p>
          </table:table-cell>
          <table:table-cell office:value-type="float" office:value="976802" calcext:value-type="float">
            <text:p>976802</text:p>
          </table:table-cell>
          <table:table-cell table:formula="of:=CONCATENATE(&quot;Q1&quot;; &quot;The customer &quot;; &quot;£&quot;; FIXED(ROUND([calc.C14]); 0); &quot; and then.Q2did this&quot;)" office:value-type="string" office:string-value="Q1The customer £373 and then.Q2did this" calcext:value-type="string">
            <text:p>Q1The customer £373 and then.Q2did this</text:p>
          </table:table-cell>
        </table:table-row>
        <table:table-row table:style-name="ro1">
          <table:table-cell office:value-type="float" office:value="886753" calcext:value-type="float">
            <text:p>886753</text:p>
          </table:table-cell>
          <table:table-cell table:formula="of:=[.B14]+1" office:value-type="date" office:date-value="2016-01-14" calcext:value-type="date">
            <text:p>14/01/16</text:p>
          </table:table-cell>
          <table:table-cell office:value-type="float" office:value="734392" calcext:value-type="float">
            <text:p>734392</text:p>
          </table:table-cell>
          <table:table-cell table:formula="of:=CONCATENATE(&quot;Q1&quot;; &quot;The customer &quot;; &quot;£&quot;; FIXED(ROUND([calc.C15]); 0); &quot; and then.Q2did this&quot;)" office:value-type="string" office:string-value="Q1The customer £161 and then.Q2did this" calcext:value-type="string">
            <text:p>Q1The customer £161 and then.Q2did this</text:p>
          </table:table-cell>
        </table:table-row>
        <table:table-row table:style-name="ro1">
          <table:table-cell office:value-type="float" office:value="531430" calcext:value-type="float">
            <text:p>531430</text:p>
          </table:table-cell>
          <table:table-cell table:formula="of:=[.B15]+1" office:value-type="date" office:date-value="2016-01-15" calcext:value-type="date">
            <text:p>15/01/16</text:p>
          </table:table-cell>
          <table:table-cell office:value-type="float" office:value="994569" calcext:value-type="float">
            <text:p>994569</text:p>
          </table:table-cell>
          <table:table-cell table:formula="of:=CONCATENATE(&quot;Q1&quot;; &quot;The customer &quot;; &quot;£&quot;; FIXED(ROUND([calc.C16]); 0); &quot; and then.Q2did this&quot;)" office:value-type="string" office:string-value="Q1The customer £156 and then.Q2did this" calcext:value-type="string">
            <text:p>Q1The customer £156 and then.Q2did this</text:p>
          </table:table-cell>
        </table:table-row>
        <table:table-row table:style-name="ro1">
          <table:table-cell office:value-type="float" office:value="957109" calcext:value-type="float">
            <text:p>957109</text:p>
          </table:table-cell>
          <table:table-cell table:formula="of:=[.B16]+1" office:value-type="date" office:date-value="2016-01-16" calcext:value-type="date">
            <text:p>16/01/16</text:p>
          </table:table-cell>
          <table:table-cell office:value-type="float" office:value="134256" calcext:value-type="float">
            <text:p>134256</text:p>
          </table:table-cell>
          <table:table-cell table:formula="of:=CONCATENATE(&quot;Q1&quot;; &quot;The customer &quot;; &quot;£&quot;; FIXED(ROUND([calc.C17]); 0); &quot; and then.Q2did this&quot;)" office:value-type="string" office:string-value="Q1The customer £183 and then.Q2did this" calcext:value-type="string">
            <text:p>Q1The customer £183 and then.Q2did this</text:p>
          </table:table-cell>
        </table:table-row>
      </table:table>
      <table:table table:name="trans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party_id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Comment_tx</text:p>
          </table:table-cell>
        </table:table-row>
        <table:table-row table:style-name="ro1">
          <table:table-cell office:value-type="float" office:value="628458" calcext:value-type="float">
            <text:p>628458</text:p>
          </table:table-cell>
          <table:table-cell table:style-name="ce1" office:value-type="date" office:date-value="2016-01-01" calcext:value-type="date">
            <text:p>01/01/16</text:p>
          </table:table-cell>
          <table:table-cell office:value-type="float" office:value="737723" calcext:value-type="float">
            <text:p>737723</text:p>
          </table:table-cell>
          <table:table-cell table:formula="of:=[calc.C2]" office:value-type="float" office:value="1000" calcext:value-type="float">
            <text:p>1000.00</text:p>
          </table:table-cell>
        </table:table-row>
        <table:table-row table:style-name="ro1">
          <table:table-cell office:value-type="float" office:value="692728" calcext:value-type="float">
            <text:p>692728</text:p>
          </table:table-cell>
          <table:table-cell table:style-name="ce1" table:formula="of:=[.B2]+1" office:value-type="date" office:date-value="2016-01-02" calcext:value-type="date">
            <text:p>02/01/16</text:p>
          </table:table-cell>
          <table:table-cell office:value-type="float" office:value="227164" calcext:value-type="float">
            <text:p>227164</text:p>
          </table:table-cell>
          <table:table-cell table:formula="of:=[calc.C3]" office:value-type="float" office:value="424.555220621243" calcext:value-type="float">
            <text:p>424.56</text:p>
          </table:table-cell>
        </table:table-row>
        <table:table-row table:style-name="ro1">
          <table:table-cell office:value-type="float" office:value="803935" calcext:value-type="float">
            <text:p>803935</text:p>
          </table:table-cell>
          <table:table-cell table:style-name="ce1" table:formula="of:=[.B3]+1" office:value-type="date" office:date-value="2016-01-03" calcext:value-type="date">
            <text:p>03/01/16</text:p>
          </table:table-cell>
          <table:table-cell office:value-type="float" office:value="187209" calcext:value-type="float">
            <text:p>187209</text:p>
          </table:table-cell>
          <table:table-cell table:formula="of:=[calc.C4]" office:value-type="float" office:value="5.98575454815898" calcext:value-type="float">
            <text:p>5.99</text:p>
          </table:table-cell>
        </table:table-row>
        <table:table-row table:style-name="ro1">
          <table:table-cell office:value-type="float" office:value="484898" calcext:value-type="float">
            <text:p>484898</text:p>
          </table:table-cell>
          <table:table-cell table:style-name="ce1" table:formula="of:=[.B4]+1" office:value-type="date" office:date-value="2016-01-04" calcext:value-type="date">
            <text:p>04/01/16</text:p>
          </table:table-cell>
          <table:table-cell office:value-type="float" office:value="748100" calcext:value-type="float">
            <text:p>748100</text:p>
          </table:table-cell>
          <table:table-cell table:formula="of:=[calc.C5]" office:value-type="float" office:value="493.018058021097" calcext:value-type="float">
            <text:p>493.02</text:p>
          </table:table-cell>
        </table:table-row>
        <table:table-row table:style-name="ro1">
          <table:table-cell office:value-type="float" office:value="892248" calcext:value-type="float">
            <text:p>892248</text:p>
          </table:table-cell>
          <table:table-cell table:style-name="ce1" table:formula="of:=[.B5]+1" office:value-type="date" office:date-value="2016-01-05" calcext:value-type="date">
            <text:p>05/01/16</text:p>
          </table:table-cell>
          <table:table-cell office:value-type="float" office:value="195999" calcext:value-type="float">
            <text:p>195999</text:p>
          </table:table-cell>
          <table:table-cell table:formula="of:=[calc.C6]" office:value-type="float" office:value="12.2765036745762" calcext:value-type="float">
            <text:p>12.28</text:p>
          </table:table-cell>
        </table:table-row>
        <table:table-row table:style-name="ro1">
          <table:table-cell office:value-type="float" office:value="355248" calcext:value-type="float">
            <text:p>355248</text:p>
          </table:table-cell>
          <table:table-cell table:style-name="ce1" table:formula="of:=[.B6]+1" office:value-type="date" office:date-value="2016-01-06" calcext:value-type="date">
            <text:p>06/01/16</text:p>
          </table:table-cell>
          <table:table-cell office:value-type="float" office:value="303527" calcext:value-type="float">
            <text:p>303527</text:p>
          </table:table-cell>
          <table:table-cell table:formula="of:=[calc.C7]" office:value-type="float" office:value="414.341705619035" calcext:value-type="float">
            <text:p>414.34</text:p>
          </table:table-cell>
        </table:table-row>
        <table:table-row table:style-name="ro1">
          <table:table-cell office:value-type="float" office:value="607512" calcext:value-type="float">
            <text:p>607512</text:p>
          </table:table-cell>
          <table:table-cell table:style-name="ce1" table:formula="of:=[.B7]+1" office:value-type="date" office:date-value="2016-01-07" calcext:value-type="date">
            <text:p>07/01/16</text:p>
          </table:table-cell>
          <table:table-cell office:value-type="float" office:value="958724" calcext:value-type="float">
            <text:p>958724</text:p>
          </table:table-cell>
          <table:table-cell table:formula="of:=[calc.C8]" office:value-type="float" office:value="307.72590098696" calcext:value-type="float">
            <text:p>307.73</text:p>
          </table:table-cell>
        </table:table-row>
        <table:table-row table:style-name="ro1">
          <table:table-cell office:value-type="float" office:value="942036" calcext:value-type="float">
            <text:p>942036</text:p>
          </table:table-cell>
          <table:table-cell table:style-name="ce1" table:formula="of:=[.B8]+1" office:value-type="date" office:date-value="2016-01-08" calcext:value-type="date">
            <text:p>08/01/16</text:p>
          </table:table-cell>
          <table:table-cell office:value-type="float" office:value="194157" calcext:value-type="float">
            <text:p>194157</text:p>
          </table:table-cell>
          <table:table-cell table:formula="of:=[calc.C9]" office:value-type="float" office:value="29.8504001763433" calcext:value-type="float">
            <text:p>29.85</text:p>
          </table:table-cell>
        </table:table-row>
        <table:table-row table:style-name="ro1">
          <table:table-cell office:value-type="float" office:value="49049" calcext:value-type="float">
            <text:p>49049</text:p>
          </table:table-cell>
          <table:table-cell table:style-name="ce1" table:formula="of:=[.B9]+1" office:value-type="date" office:date-value="2016-01-09" calcext:value-type="date">
            <text:p>09/01/16</text:p>
          </table:table-cell>
          <table:table-cell office:value-type="float" office:value="609438" calcext:value-type="float">
            <text:p>609438</text:p>
          </table:table-cell>
          <table:table-cell table:formula="of:=[calc.C10]" office:value-type="float" office:value="315.651470437987" calcext:value-type="float">
            <text:p>315.65</text:p>
          </table:table-cell>
        </table:table-row>
        <table:table-row table:style-name="ro1">
          <table:table-cell office:value-type="float" office:value="192991" calcext:value-type="float">
            <text:p>192991</text:p>
          </table:table-cell>
          <table:table-cell table:style-name="ce1" table:formula="of:=[.B10]+1" office:value-type="date" office:date-value="2016-01-10" calcext:value-type="date">
            <text:p>10/01/16</text:p>
          </table:table-cell>
          <table:table-cell office:value-type="float" office:value="209228" calcext:value-type="float">
            <text:p>209228</text:p>
          </table:table-cell>
          <table:table-cell table:formula="of:=[calc.C11]" office:value-type="float" office:value="583.999574560588" calcext:value-type="float">
            <text:p>584.00</text:p>
          </table:table-cell>
        </table:table-row>
        <table:table-row table:style-name="ro1">
          <table:table-cell office:value-type="float" office:value="869185" calcext:value-type="float">
            <text:p>869185</text:p>
          </table:table-cell>
          <table:table-cell table:style-name="ce1" table:formula="of:=[.B11]+1" office:value-type="date" office:date-value="2016-01-11" calcext:value-type="date">
            <text:p>11/01/16</text:p>
          </table:table-cell>
          <table:table-cell office:value-type="float" office:value="675702" calcext:value-type="float">
            <text:p>675702</text:p>
          </table:table-cell>
          <table:table-cell table:formula="of:=[calc.C12]" office:value-type="float" office:value="407.046081481927" calcext:value-type="float">
            <text:p>407.05</text:p>
          </table:table-cell>
        </table:table-row>
        <table:table-row table:style-name="ro1">
          <table:table-cell office:value-type="float" office:value="357570" calcext:value-type="float">
            <text:p>357570</text:p>
          </table:table-cell>
          <table:table-cell table:style-name="ce1" table:formula="of:=[.B12]+1" office:value-type="date" office:date-value="2016-01-12" calcext:value-type="date">
            <text:p>12/01/16</text:p>
          </table:table-cell>
          <table:table-cell office:value-type="float" office:value="799620" calcext:value-type="float">
            <text:p>799620</text:p>
          </table:table-cell>
          <table:table-cell table:formula="of:=[calc.C13]" office:value-type="float" office:value="570.314932441035" calcext:value-type="float">
            <text:p>570.31</text:p>
          </table:table-cell>
        </table:table-row>
        <table:table-row table:style-name="ro1">
          <table:table-cell office:value-type="float" office:value="15890" calcext:value-type="float">
            <text:p>15890</text:p>
          </table:table-cell>
          <table:table-cell table:style-name="ce1" table:formula="of:=[.B13]+1" office:value-type="date" office:date-value="2016-01-13" calcext:value-type="date">
            <text:p>13/01/16</text:p>
          </table:table-cell>
          <table:table-cell office:value-type="float" office:value="122889" calcext:value-type="float">
            <text:p>122889</text:p>
          </table:table-cell>
          <table:table-cell table:formula="of:=[calc.C14]" office:value-type="float" office:value="373.148675073514" calcext:value-type="float">
            <text:p>373.15</text:p>
          </table:table-cell>
        </table:table-row>
        <table:table-row table:style-name="ro1">
          <table:table-cell office:value-type="float" office:value="886753" calcext:value-type="float">
            <text:p>886753</text:p>
          </table:table-cell>
          <table:table-cell table:style-name="ce1" table:formula="of:=[.B14]+1" office:value-type="date" office:date-value="2016-01-14" calcext:value-type="date">
            <text:p>14/01/16</text:p>
          </table:table-cell>
          <table:table-cell office:value-type="float" office:value="319546" calcext:value-type="float">
            <text:p>319546</text:p>
          </table:table-cell>
          <table:table-cell table:formula="of:=[calc.C15]" office:value-type="float" office:value="161.139559934777" calcext:value-type="float">
            <text:p>161.14</text:p>
          </table:table-cell>
        </table:table-row>
        <table:table-row table:style-name="ro1">
          <table:table-cell office:value-type="float" office:value="531430" calcext:value-type="float">
            <text:p>531430</text:p>
          </table:table-cell>
          <table:table-cell table:style-name="ce1" table:formula="of:=[.B15]+1" office:value-type="date" office:date-value="2016-01-15" calcext:value-type="date">
            <text:p>15/01/16</text:p>
          </table:table-cell>
          <table:table-cell office:value-type="float" office:value="793329" calcext:value-type="float">
            <text:p>793329</text:p>
          </table:table-cell>
          <table:table-cell table:formula="of:=[calc.C16]" office:value-type="float" office:value="155.926034723415" calcext:value-type="float">
            <text:p>155.93</text:p>
          </table:table-cell>
        </table:table-row>
        <table:table-row table:style-name="ro1">
          <table:table-cell office:value-type="float" office:value="957109" calcext:value-type="float">
            <text:p>957109</text:p>
          </table:table-cell>
          <table:table-cell table:style-name="ce1" table:formula="of:=[.B16]+1" office:value-type="date" office:date-value="2016-01-16" calcext:value-type="date">
            <text:p>16/01/16</text:p>
          </table:table-cell>
          <table:table-cell office:value-type="float" office:value="789965" calcext:value-type="float">
            <text:p>789965</text:p>
          </table:table-cell>
          <table:table-cell table:formula="of:=[calc.C17]" office:value-type="float" office:value="182.728902656605" calcext:value-type="float">
            <text:p>182.73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lc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arty_id</text:p>
          </table:table-cell>
          <table:table-cell/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formula="of:=ROUND(RAND()*1000000)" office:value-type="float" office:value="813500" calcext:value-type="float">
            <text:p>813500</text:p>
          </table:table-cell>
          <table:table-cell/>
          <table:table-cell office:value-type="currency" office:currency="GBP" office:value="1000" calcext:value-type="currency">
            <text:p>£1,000.00</text:p>
          </table:table-cell>
        </table:table-row>
        <table:table-row table:style-name="ro1">
          <table:table-cell table:formula="of:=ROUND(RAND()*1000000)" office:value-type="float" office:value="44935" calcext:value-type="float">
            <text:p>44935</text:p>
          </table:table-cell>
          <table:table-cell/>
          <table:table-cell table:formula="of:=ABS([.C$2]*RAND()-[.C$2]*RAND())" office:value-type="currency" office:currency="GBP" office:value="424.555220621243" calcext:value-type="currency">
            <text:p>£424.56</text:p>
          </table:table-cell>
        </table:table-row>
        <table:table-row table:style-name="ro1">
          <table:table-cell table:formula="of:=ROUND(RAND()*1000000)" office:value-type="float" office:value="669939" calcext:value-type="float">
            <text:p>669939</text:p>
          </table:table-cell>
          <table:table-cell/>
          <table:table-cell table:formula="of:=ABS([.C$2]*RAND()-[.C$2]*RAND())" office:value-type="currency" office:currency="GBP" office:value="5.98575454815898" calcext:value-type="currency">
            <text:p>£5.99</text:p>
          </table:table-cell>
        </table:table-row>
        <table:table-row table:style-name="ro1">
          <table:table-cell table:formula="of:=ROUND(RAND()*1000000)" office:value-type="float" office:value="236294" calcext:value-type="float">
            <text:p>236294</text:p>
          </table:table-cell>
          <table:table-cell/>
          <table:table-cell table:formula="of:=ABS([.C$2]*RAND()-[.C$2]*RAND())" office:value-type="currency" office:currency="GBP" office:value="493.018058021097" calcext:value-type="currency">
            <text:p>£493.02</text:p>
          </table:table-cell>
        </table:table-row>
        <table:table-row table:style-name="ro1">
          <table:table-cell table:formula="of:=ROUND(RAND()*1000000)" office:value-type="float" office:value="832170" calcext:value-type="float">
            <text:p>832170</text:p>
          </table:table-cell>
          <table:table-cell/>
          <table:table-cell table:formula="of:=ABS([.C$2]*RAND()-[.C$2]*RAND())" office:value-type="currency" office:currency="GBP" office:value="12.2765036745762" calcext:value-type="currency">
            <text:p>£12.28</text:p>
          </table:table-cell>
        </table:table-row>
        <table:table-row table:style-name="ro1">
          <table:table-cell table:formula="of:=ROUND(RAND()*1000000)" office:value-type="float" office:value="924629" calcext:value-type="float">
            <text:p>924629</text:p>
          </table:table-cell>
          <table:table-cell/>
          <table:table-cell table:formula="of:=ABS([.C$2]*RAND()-[.C$2]*RAND())" office:value-type="currency" office:currency="GBP" office:value="414.341705619035" calcext:value-type="currency">
            <text:p>£414.34</text:p>
          </table:table-cell>
        </table:table-row>
        <table:table-row table:style-name="ro1">
          <table:table-cell table:formula="of:=ROUND(RAND()*1000000)" office:value-type="float" office:value="488804" calcext:value-type="float">
            <text:p>488804</text:p>
          </table:table-cell>
          <table:table-cell/>
          <table:table-cell table:formula="of:=ABS([.C$2]*RAND()-[.C$2]*RAND())" office:value-type="currency" office:currency="GBP" office:value="307.72590098696" calcext:value-type="currency">
            <text:p>£307.73</text:p>
          </table:table-cell>
        </table:table-row>
        <table:table-row table:style-name="ro1">
          <table:table-cell table:formula="of:=ROUND(RAND()*1000000)" office:value-type="float" office:value="791981" calcext:value-type="float">
            <text:p>791981</text:p>
          </table:table-cell>
          <table:table-cell/>
          <table:table-cell table:formula="of:=ABS([.C$2]*RAND()-[.C$2]*RAND())" office:value-type="currency" office:currency="GBP" office:value="29.8504001763433" calcext:value-type="currency">
            <text:p>£29.85</text:p>
          </table:table-cell>
        </table:table-row>
        <table:table-row table:style-name="ro1">
          <table:table-cell table:formula="of:=ROUND(RAND()*1000000)" office:value-type="float" office:value="657389" calcext:value-type="float">
            <text:p>657389</text:p>
          </table:table-cell>
          <table:table-cell/>
          <table:table-cell table:formula="of:=ABS([.C$2]*RAND()-[.C$2]*RAND())" office:value-type="currency" office:currency="GBP" office:value="315.651470437987" calcext:value-type="currency">
            <text:p>£315.65</text:p>
          </table:table-cell>
        </table:table-row>
        <table:table-row table:style-name="ro1">
          <table:table-cell table:formula="of:=ROUND(RAND()*1000000)" office:value-type="float" office:value="569851" calcext:value-type="float">
            <text:p>569851</text:p>
          </table:table-cell>
          <table:table-cell/>
          <table:table-cell table:formula="of:=ABS([.C$2]*RAND()-[.C$2]*RAND())" office:value-type="currency" office:currency="GBP" office:value="583.999574560588" calcext:value-type="currency">
            <text:p>£584.00</text:p>
          </table:table-cell>
        </table:table-row>
        <table:table-row table:style-name="ro1">
          <table:table-cell table:formula="of:=ROUND(RAND()*1000000)" office:value-type="float" office:value="98343" calcext:value-type="float">
            <text:p>98343</text:p>
          </table:table-cell>
          <table:table-cell/>
          <table:table-cell table:formula="of:=ABS([.C$2]*RAND()-[.C$2]*RAND())" office:value-type="currency" office:currency="GBP" office:value="407.046081481927" calcext:value-type="currency">
            <text:p>£407.05</text:p>
          </table:table-cell>
        </table:table-row>
        <table:table-row table:style-name="ro1">
          <table:table-cell table:formula="of:=ROUND(RAND()*1000000)" office:value-type="float" office:value="333869" calcext:value-type="float">
            <text:p>333869</text:p>
          </table:table-cell>
          <table:table-cell/>
          <table:table-cell table:formula="of:=ABS([.C$2]*RAND()-[.C$2]*RAND())" office:value-type="currency" office:currency="GBP" office:value="570.314932441035" calcext:value-type="currency">
            <text:p>£570.31</text:p>
          </table:table-cell>
        </table:table-row>
        <table:table-row table:style-name="ro1">
          <table:table-cell table:formula="of:=ROUND(RAND()*1000000)" office:value-type="float" office:value="158988" calcext:value-type="float">
            <text:p>158988</text:p>
          </table:table-cell>
          <table:table-cell/>
          <table:table-cell table:formula="of:=ABS([.C$2]*RAND()-[.C$2]*RAND())" office:value-type="currency" office:currency="GBP" office:value="373.148675073514" calcext:value-type="currency">
            <text:p>£373.15</text:p>
          </table:table-cell>
        </table:table-row>
        <table:table-row table:style-name="ro1">
          <table:table-cell table:formula="of:=ROUND(RAND()*1000000)" office:value-type="float" office:value="55692" calcext:value-type="float">
            <text:p>55692</text:p>
          </table:table-cell>
          <table:table-cell/>
          <table:table-cell table:formula="of:=ABS([.C$2]*RAND()-[.C$2]*RAND())" office:value-type="currency" office:currency="GBP" office:value="161.139559934777" calcext:value-type="currency">
            <text:p>£161.14</text:p>
          </table:table-cell>
        </table:table-row>
        <table:table-row table:style-name="ro1">
          <table:table-cell table:formula="of:=ROUND(RAND()*1000000)" office:value-type="float" office:value="783385" calcext:value-type="float">
            <text:p>783385</text:p>
          </table:table-cell>
          <table:table-cell/>
          <table:table-cell table:formula="of:=ABS([.C$2]*RAND()-[.C$2]*RAND())" office:value-type="currency" office:currency="GBP" office:value="155.926034723415" calcext:value-type="currency">
            <text:p>£155.93</text:p>
          </table:table-cell>
        </table:table-row>
        <table:table-row table:style-name="ro1">
          <table:table-cell table:formula="of:=ROUND(RAND()*1000000)" office:value-type="float" office:value="4130" calcext:value-type="float">
            <text:p>4130</text:p>
          </table:table-cell>
          <table:table-cell/>
          <table:table-cell table:formula="of:=ABS([.C$2]*RAND()-[.C$2]*RAND())" office:value-type="currency" office:currency="GBP" office:value="182.728902656605" calcext:value-type="currency">
            <text:p>£182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1:17:07.724865393</meta:creation-date>
    <dc:date>2016-08-15T11:38:31.390789397</dc:date>
    <meta:editing-duration>PT3S</meta:editing-duration>
    <meta:editing-cycles>1</meta:editing-cycles>
    <meta:document-statistic meta:table-count="3" meta:cell-count="170" meta:object-count="0"/>
    <meta:generator>LibreOffice/5.1.5.2$Linux_x86 LibreOffice_project/10m0$Build-2</meta:generator>
  </office:meta>
</office:document-meta>
</file>